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658d" officeooo:paragraph-rsid="001e658d"/>
    </style:style>
    <style:style style:name="P2" style:family="paragraph" style:parent-style-name="Standard" style:list-style-name="L1">
      <style:text-properties officeooo:rsid="001e658d" officeooo:paragraph-rsid="001e658d"/>
    </style:style>
    <style:style style:name="P3" style:family="paragraph" style:parent-style-name="Standard" style:list-style-name="L3">
      <style:text-properties officeooo:rsid="001e658d" officeooo:paragraph-rsid="001e658d"/>
    </style:style>
    <style:style style:name="P4" style:family="paragraph" style:parent-style-name="Standard" style:list-style-name="L5">
      <style:text-properties officeooo:rsid="001e658d" officeooo:paragraph-rsid="00215ed0"/>
    </style:style>
    <style:style style:name="P5" style:family="paragraph" style:parent-style-name="Standard">
      <style:text-properties officeooo:rsid="001e658d" officeooo:paragraph-rsid="00215ed0"/>
    </style:style>
    <style:style style:name="P6" style:family="paragraph" style:parent-style-name="Standard">
      <style:text-properties officeooo:rsid="00215ed0" officeooo:paragraph-rsid="00215ed0"/>
    </style:style>
    <style:style style:name="P7" style:family="paragraph" style:parent-style-name="Standard">
      <style:text-properties officeooo:rsid="002278bf" officeooo:paragraph-rsid="002278bf"/>
    </style:style>
    <style:style style:name="P8" style:family="paragraph" style:parent-style-name="Standard">
      <style:text-properties officeooo:rsid="002278bf" officeooo:paragraph-rsid="00238146"/>
    </style:style>
    <style:style style:name="P9" style:family="paragraph" style:parent-style-name="Standard">
      <style:text-properties officeooo:rsid="00252316" officeooo:paragraph-rsid="00252316"/>
    </style:style>
    <style:style style:name="P10" style:family="paragraph" style:parent-style-name="Standard">
      <style:text-properties officeooo:rsid="0025f337" officeooo:paragraph-rsid="0025f337"/>
    </style:style>
    <style:style style:name="P11" style:family="paragraph" style:parent-style-name="Standard" style:list-style-name="L6">
      <style:text-properties officeooo:rsid="0025f337" officeooo:paragraph-rsid="0025f337"/>
    </style:style>
    <style:style style:name="T1" style:family="text">
      <style:text-properties officeooo:rsid="001e658d"/>
    </style:style>
    <style:style style:name="T2" style:family="text">
      <style:text-properties officeooo:rsid="0020fed7"/>
    </style:style>
    <style:style style:name="T3" style:family="text">
      <style:text-properties officeooo:rsid="00215ed0"/>
    </style:style>
    <style:style style:name="T4" style:family="text">
      <style:text-properties officeooo:rsid="002278bf"/>
    </style:style>
    <style:style style:name="T5" style:family="text">
      <style:text-properties officeooo:rsid="0022b760"/>
    </style:style>
    <style:style style:name="T6" style:family="text">
      <style:text-properties officeooo:rsid="00238146"/>
    </style:style>
    <style:style style:name="T7" style:family="text">
      <style:text-properties officeooo:rsid="00252316"/>
    </style:style>
    <style:style style:name="T8" style:family="text">
      <style:text-properties officeooo:rsid="002737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арианты использования <text:span text:style-name="T1">(пользовательские сценарии):</text:span></text:p>
      <text:p text:style-name="Standard"/>
      <text:list xml:id="list2829734663458391921" text:style-name="L1">
        <text:list-item>
          <text:p text:style-name="P2">Регистрация пользователя на сайте</text:p>
        </text:list-item>
        <text:list-item>
          <text:p text:style-name="P2">Авторизация пользователя на сайте</text:p>
        </text:list-item>
        <text:list-item>
          <text:p text:style-name="P2">Восстановление пароля пользователя по электронной почте</text:p>
        </text:list-item>
      </text:list>
      <text:p text:style-name="P1"/>
      <text:p text:style-name="P1">Домашняя страница неавторизованного пользователя — страница, на которой отражена структура институтов НИЯУ МИФИ. На домашней странице отображается таблица с наименованиями институтов в виде плиток. При выборе плитки с наименованием показывается popup с информацией об институте и структуре с ссылками на кафедры.</text:p>
      <text:p text:style-name="P1">На сайтах кафедр должна присутствовать ссылка на домашнюю страницу.</text:p>
      <text:p text:style-name="P1">На главной странице должна присут<text:span text:style-name="T2">ствовать ссылка на popup, на котором будет возможность авторизации и регистрации.</text:span></text:p>
      <text:p text:style-name="P1"/>
      <text:p text:style-name="P1">Регистрация пользователя на сайте:</text:p>
      <text:p text:style-name="P1"/>
      <text:list xml:id="list6425380883354729104" text:style-name="L3">
        <text:list-item>
          <text:p text:style-name="P3">Пользователь заходит на домашнюю страницу неавторизованного пользователя;</text:p>
        </text:list-item>
        <text:list-item>
          <text:p text:style-name="P3">Пользователь открывает <text:span text:style-name="T2">popup с вкладками авторизация/регистрация.</text:span></text:p>
        </text:list-item>
        <text:list-item>
          <text:p text:style-name="P3">При регистрации пользователь должен заполнить следующие поля:</text:p>
          <text:list>
            <text:list-item>
              <text:p text:style-name="P3">электронная почта сотрудника</text:p>
            </text:list-item>
            <text:list-item>
              <text:p text:style-name="P3">пароль для входа</text:p>
            </text:list-item>
            <text:list-item>
              <text:p text:style-name="P3">ФИО сотрудника</text:p>
            </text:list-item>
            <text:list-item>
              <text:p text:style-name="P3">должность</text:p>
            </text:list-item>
          </text:list>
        </text:list-item>
        <text:list-item>
          <text:p text:style-name="P3">Пользователь нажимает кнопку «зарегистрироваться»</text:p>
        </text:list-item>
        <text:list-item>
          <text:p text:style-name="P3">При регистрации идет запрос через <text:span text:style-name="T2">API сайта по методу sign_up.</text:span></text:p>
        </text:list-item>
      </text:list>
      <text:p text:style-name="P1"/>
      <text:p text:style-name="P1">Авторизация пользователя на сайте:</text:p>
      <text:list xml:id="list6493446367856221657" text:style-name="L5">
        <text:list-item>
          <text:p text:style-name="P4">Пользователь заходит на домашнюю страницу неавторизованного пользователя;</text:p>
        </text:list-item>
        <text:list-item>
          <text:p text:style-name="P4">Пользователь открывает <text:span text:style-name="T2">popup с вкладками авторизация/регистрация.</text:span></text:p>
        </text:list-item>
        <text:list-item>
          <text:p text:style-name="P4">Пользователь вводит электронную почту сотрудника и пароль для входа</text:p>
        </text:list-item>
        <text:list-item>
          <text:p text:style-name="P4">Пользователь нажимает на кнопку «Войти»</text:p>
        </text:list-item>
        <text:list-item>
          <text:p text:style-name="P4">Если пользователь активирован администратором, то он авторизуется в системе и переходит на домашнюю страницу авторизованного пользователя, иначе выдается сообщение об ошибке</text:p>
        </text:list-item>
        <text:list-item>
          <text:p text:style-name="P4">Запрос к серверу к <text:span text:style-name="T3">API идет по методу auth</text:span></text:p>
        </text:list-item>
      </text:list>
      <text:p text:style-name="P5"/>
      <text:p text:style-name="P5">Восстановление пароля по электронной почте:</text:p>
      <text:list xml:id="list204118455518262" text:continue-list="list6493446367856221657" text:style-name="L5">
        <text:list-item text:start-value="1">
          <text:p text:style-name="P4">Пользователь заходит на домашнюю страницу неавторизованного пользователя;</text:p>
        </text:list-item>
        <text:list-item>
          <text:p text:style-name="P4">Пользователь открывает <text:span text:style-name="T2">popup с вкладками авторизация/регистрация.</text:span></text:p>
        </text:list-item>
        <text:list-item>
          <text:p text:style-name="P4">Пользователь выбирает пункт «восстановление пароля»</text:p>
        </text:list-item>
        <text:list-item>
          <text:p text:style-name="P4">Пользователь указывает электронную почту сотрудника и нажимает кнопку «Восстановить».</text:p>
        </text:list-item>
        <text:list-item>
          <text:p text:style-name="P4">На сервер отправляется запрос к <text:span text:style-name="T3">API сайта по методу recover_pass.</text:span></text:p>
        </text:list-item>
        <text:list-item>
          <text:p text:style-name="P4">Если пользователь активирован, то он переводится на <text:span text:style-name="T3">popup</text:span> ввода кода восстановления, который ему присылает система на указанную электронную почту</text:p>
        </text:list-item>
        <text:list-item>
          <text:p text:style-name="P4">Если пользователь не активирован или не существует, то выдается сообщение об ошибке</text:p>
        </text:list-item>
      </text:list>
      <text:p text:style-name="P5"/>
      <text:p text:style-name="P5"/>
      <text:p text:style-name="P5"/>
      <text:p text:style-name="P5"/>
      <text:p text:style-name="P5"/>
      <text:p text:style-name="P6"><text:soft-page-break/>Домашняя страница авторизованного пользователя - </text:p>
      <text:p text:style-name="P6">Страница, на которой показывается информация о пользователе и системе и список сайтов, которые он может редактировать. Если сайтов нет, то вместо списка показываем кнопку «Создать сайт», если сайты есть, то кнопка показывается вверху списка.</text:p>
      <text:p text:style-name="P6"/>
      <text:p text:style-name="P6">Получение списка сайтов осуществляется по методу API get_sites.</text:p>
      <text:p text:style-name="P6"/>
      <text:p text:style-name="P6">При создании сайта, пользователь указывает его относительный путь, институт и кафедру в отдельном popup. После создания сайта пользователь переходит к его редактированию.</text:p>
      <text:p text:style-name="P6">Создание сайта — через метод API create_site.</text:p>
      <text:p text:style-name="P6"/>
      <text:p text:style-name="P6">Страница редактирования сайта</text:p>
      <text:p text:style-name="P6"/>
      <text:p text:style-name="P6">На странице редактирования сайта присутствует информация о сайте, редактирование информации о сайте по методу <text:span text:style-name="T4">API update_info, кнопка, которая активирует popup в котором можно добавить пользователя для редактирования сайта, методы get_roles, update_roles.</text:span></text:p>
      <text:p text:style-name="P6"/>
      <text:p text:style-name="P6">На странице реда<text:span text:style-name="T4">ктирования располагаются две вкладки, первая — с картой сайта, вторая с отображением дерева файлов.</text:span></text:p>
      <text:p text:style-name="P6"/>
      <text:p text:style-name="P6">Карта сайта.</text:p>
      <text:p text:style-name="P6"/>
      <text:p text:style-name="P6">Карта сайта отображается в виде дерева с возможностью выбора узла. При выборе узла пользователю показывается информация о странице — наименование, относительный путь и текстовое описание, кнопка для удаления <text:span text:style-name="T4">(крестик), флажок для отметки для удаления, флажок скрытия страницы</text:span>. При просмотре карты пользователю виден только относительный путь. При отметке страницы для удаления, ее отображение фильтруется красным цветом.</text:p>
      <text:p text:style-name="P6">На карте сайта присутствуют кнопки добавления новых страниц, удаления отмеченных страниц <text:span text:style-name="T4">(если страницы отмечены, кнопка видна).</text:span></text:p>
      <text:p text:style-name="P6"/>
      <text:p text:style-name="P6">Методы по управлению картой — <text:span text:style-name="T4">get_tree, add_node, remove_nodes, update_node.</text:span></text:p>
      <text:p text:style-name="P6"/>
      <text:p text:style-name="P7">Дерево файлов</text:p>
      <text:p text:style-name="P7"/>
      <text:p text:style-name="P7">Дерево файлов отображается аналогично файловым менеджерам, с кнопками «создать каталог», «добавить файл». При выборе каталога в контекстном меню показывать пункты «добавить файл», «переименовать», «удалить», при выборе файла показать пункты «переименовать», «загрузить», «удалить». При выборе каталога или файла в правой части экрана показывать информацию о файле или каталоге — наименование, относительный путь, дату добавления, размер. Перемещение файлов осуществлять через <text:span text:style-name="T5">drag &amp; drop.</text:span></text:p>
      <text:p text:style-name="P7"/>
      <text:p text:style-name="P7">Методы для управления файлами — <text:span text:style-name="T5">create_folder, create_file, move_files, update_folder, update_file, remove_folder, remove_file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Страница редактирования сайта</text:p>
      <text:p text:style-name="P7"/>
      <text:p text:style-name="P8">При выборе или добавления ноды на карту сайта переадресовывать пользователя на страницу редактирования сайта. В центральной части экрана показывается шаблонизированный вид страницы. Компоненты на странице отображаются с окаймлением в виде пунктирных линий, при наведении появляются кнопки редактирования и удаления</text:p>
      <text:p text:style-name="P8"/>
      <text:p text:style-name="P8"><text:s/>В верхней части экрана с помощью панели выбора компонентов можно выбрать компонент для добавления. Добавление осуществляется перемещением уменьшенной копии изображения компонента на страницу. После добавления компонента верстка перестраивается. В момент перемещения компонента по странице курсор показывает крестик, если добавить в данную область компонент нельзя, либо уменьшенную полупрозрачную копию, если можно, верстка динамически перестраивается под новый компонент. Место под новый компонент подсвечивать светло-зеленым цветом, сигнализирующим о том, что здесь выбранный компонент можно разместить.</text:p>
      <text:p text:style-name="P8"/>
      <text:p text:style-name="P8">При нажатии кнопки редактирования в правой части экрана появляется панель управления, которая делится на три части. В верхней части будут располагаться общие атрибуты, такие как наименование компонента, его размер, некоторые <text:span text:style-name="T6">html атрибуты (margin, padding, т. д.). В <text:s/>средней части будет располагаться блок с управлением, в котором пользователь сможет редактировать содержимое компонентов, если это, например, блок новостей. В нижней части располагается блок с указанием события и связанного с ним кода на языке JavaScript.</text:span></text:p>
      <text:p text:style-name="P8">При перемещении границ компонента его размер изменяется.</text:p>
      <text:p text:style-name="P8"/>
      <text:p text:style-name="P8">На странице редактирования сайта будут располагаться кнопка «Сохранить» и «Отменить последние действия».</text:p>
      <text:p text:style-name="P8"/>
      <text:p text:style-name="P8">Методы в <text:span text:style-name="T7">API для управления — get_template, update_template, get_content, create_content, remove_content, методы для получения html компонентов.</text:span></text:p>
      <text:p text:style-name="P8"/>
      <text:p text:style-name="P9">Формат контента при редактировании сайта</text:p>
      <text:p text:style-name="P9"/>
      <text:p text:style-name="P9">Контент будет храниться на сервере в формате JSON.</text:p>
      <text:p text:style-name="P9"/>
      <text:p text:style-name="P10">Page{</text:p>
      <text:p text:style-name="P10"><text:tab/>href: string,</text:p>
      <text:p text:style-name="P10"><text:tab/>content:{</text:p>
      <text:p text:style-name="P10"><text:tab/><text:tab/>component: {</text:p>
      <text:p text:style-name="P10"><text:tab/><text:tab/><text:tab/>id: string,</text:p>
      <text:p text:style-name="P10"><text:tab/><text:tab/><text:tab/>title: string,</text:p>
      <text:p text:style-name="P10"><text:tab/><text:tab/><text:tab/>type: string,</text:p>
      <text:p text:style-name="P10"><text:tab/><text:tab/><text:tab/>//HTML атрибуты, привязанные скрипты.</text:p>
      <text:p text:style-name="P10"><text:tab/><text:tab/>}</text:p>
      <text:p text:style-name="P10"><text:tab/>}</text:p>
      <text:p text:style-name="P10">}</text:p>
      <text:p text:style-name="P10"/>
      <text:p text:style-name="P10">Управление html-кодом редактируемой страницы происходит синхронизировано с изменением json-схемы этой страницы.</text:p>
      <text:p text:style-name="P10"/>
      <text:p text:style-name="P10"/>
      <text:p text:style-name="P10"/>
      <text:p text:style-name="P10"/>
      <text:p text:style-name="P10"><text:soft-page-break/>Последовательность редактирования страницы:</text:p>
      <text:list xml:id="list1486391563027357180" text:style-name="L6">
        <text:list-item>
          <text:p text:style-name="P11">При загрузке страницы редактирования приходит сгенерированный html-код страницы и json-схема</text:p>
        </text:list-item>
        <text:list-item>
          <text:p text:style-name="P11">При получении схемы, страница перерисовывается с добавлением меток и окаймлений, режима drag &amp; drop для компонентов.</text:p>
        </text:list-item>
        <text:list-item>
          <text:p text:style-name="P11">При изменении компонента или добавления нового изменяется html-код и json-схема.</text:p>
        </text:list-item>
        <text:list-item>
          <text:p text:style-name="P11">При добавлении контента вызываются методы API и перерисовывается <text:span text:style-name="T8">html.</text:span></text:p>
        </text:list-item>
        <text:list-item>
          <text:p text:style-name="P11">При сохранении на сервере обновляется <text:span text:style-name="T8">json-схема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8:59:23.052683000</meta:creation-date>
    <dc:date>2016-10-25T20:41:17.484942000</dc:date>
    <meta:editing-duration>PT1M51S</meta:editing-duration>
    <meta:editing-cycles>1</meta:editing-cycles>
    <meta:document-statistic meta:table-count="0" meta:image-count="0" meta:object-count="0" meta:page-count="4" meta:paragraph-count="74" meta:word-count="887" meta:character-count="7033" meta:non-whitespace-character-count="6220"/>
    <meta:generator>LibreOffice/5.2.0.4$MacOSX_X86_64 LibreOffice_project/066b007f5ebcc236395c7d282ba488bca6720265</meta:generator>
  </office:meta>
</office:document-meta>
</file>